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f5766" officeooo:paragraph-rsid="001f5766"/>
    </style:style>
    <style:style style:name="P2" style:family="paragraph" style:parent-style-name="Text_20_body">
      <style:text-properties officeooo:rsid="001f5766" officeooo:paragraph-rsid="001f5766"/>
    </style:style>
    <style:style style:name="P3" style:family="paragraph" style:parent-style-name="Text_20_body" style:list-style-name="L1">
      <style:text-properties officeooo:rsid="001f5766" officeooo:paragraph-rsid="001f5766"/>
    </style:style>
    <style:style style:name="P4" style:family="paragraph" style:parent-style-name="Text_20_body" style:list-style-name="L1">
      <style:text-properties fo:font-style="normal" officeooo:rsid="001f5766" officeooo:paragraph-rsid="001f5766" style:font-style-asian="normal" style:font-style-complex="normal"/>
    </style:style>
    <style:style style:name="P5" style:family="paragraph" style:parent-style-name="Text_20_body">
      <style:text-properties fo:font-style="normal" officeooo:rsid="001f5fbe" officeooo:paragraph-rsid="001f5fbe" style:font-style-asian="normal" style:font-style-complex="normal"/>
    </style:style>
    <style:style style:name="P6" style:family="paragraph" style:parent-style-name="Text_20_body" style:list-style-name="L2">
      <style:text-properties fo:font-style="normal" officeooo:rsid="001f5fbe" officeooo:paragraph-rsid="001f5fbe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f5fb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r PCB Testing</text:h>
      <text:p text:style-name="P2">Test 1 <text:span text:style-name="T2">(basic operation)</text:span></text:p>
      <text:list xml:id="list1735051438" text:style-name="L1">
        <text:list-item>
          <text:p text:style-name="P3">Install a programmed Arduino (white sticker on the MCU chip)<text:line-break/><text:span text:style-name="T1">Be sure it has the USB connector pointing forward</text:span></text:p>
        </text:list-item>
        <text:list-item>
          <text:p text:style-name="P4">Connect Battery, switch, motor according to wiring diagram</text:p>
        </text:list-item>
        <text:list-item>
          <text:p text:style-name="P4">Turn on the switch. <text:s/>Three LEDs should come on (binary firmware version, currently 7)<text:line-break/>Then, all the LEDs should flash, the speaker should beep and the motor should run briefly</text:p>
        </text:list-item>
        <text:list-item>
          <text:p text:style-name="P4">Press the button on the bottom. <text:s/>The motor should start running</text:p>
        </text:list-item>
      </text:list>
      <text:p text:style-name="P5">Test 2 (rotation sensor)</text:p>
      <text:list xml:id="list4281212602" text:style-name="L2">
        <text:list-item>
          <text:p text:style-name="P6">Switch off</text:p>
        </text:list-item>
        <text:list-item>
          <text:p text:style-name="P6">Press button, hold down while turning on<text:line-break/>continue to hold button for about 3s and release</text:p>
        </text:list-item>
        <text:list-item>
          <text:p text:style-name="P6">You should hear a series of beeps and a “chirp”</text:p>
        </text:list-item>
        <text:list-item>
          <text:p text:style-name="P6">Wave your finger or another object in front of the optical sensor (right front on the bottom)<text:line-break/>You should hear a series of short beeps.</text:p>
        </text:list-item>
      </text:list>
      <text:p text:style-name="P5">If anything doesn’t work as expected, make a note of the board number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2:37:26.871510406</meta:creation-date>
    <dc:date>2024-05-14T12:52:39.418159606</dc:date>
    <meta:editing-duration>PT5M2S</meta:editing-duration>
    <meta:editing-cycles>1</meta:editing-cycles>
    <meta:document-statistic meta:table-count="0" meta:image-count="0" meta:object-count="0" meta:page-count="1" meta:paragraph-count="12" meta:word-count="153" meta:character-count="835" meta:non-whitespace-character-count="700"/>
    <meta:generator>LibreOffice/7.3.7.2$Linux_X86_64 LibreOffice_project/30$Build-2</meta:generator>
  </office:meta>
</office:document-meta>
</file>